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5H17M00S" calcext:value-type="time">
            <text:p>85:17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table:number-columns-repeated="2"/>
          <table:table-cell table:formula="of:=[.C55]-[.B55]" office:value-type="time" office:time-value="-PT10H10M00S" calcext:value-type="time">
            <text:p>-10:1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6]-[.B5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7]-[.B5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8]-[.B5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10:33.1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7T10:10:54.481000000</dc:date>
    <meta:editing-duration>P6DT20H51M48S</meta:editing-duration>
    <meta:editing-cycles>129</meta:editing-cycles>
    <meta:generator>LibreOffice/7.2.5.2$Windows_X86_64 LibreOffice_project/499f9727c189e6ef3471021d6132d4c694f357e5</meta:generator>
    <meta:document-statistic meta:table-count="1" meta:cell-count="288" meta:object-count="0"/>
  </office:meta>
</office:document-meta>
</file>